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77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1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9])" office:value-type="float" office:value="25" calcext:value-type="float">
            <text:p>25</text:p>
          </table:table-cell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 table:number-columns-repeated="3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4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2])-4" office:value-type="float" office:value="23" calcext:value-type="float">
            <text:p>23</text:p>
          </table:table-cell>
          <table:table-cell table:number-columns-repeated="2"/>
          <table:table-cell table:style-name="ce1450" office:value-type="string" calcext:value-type="string">
            <text:p>Σ</text:p>
          </table:table-cell>
          <table:table-cell table:formula="of:=[.B32]+[.D29]+[.F28]" office:value-type="float" office:value="72" calcext:value-type="float">
            <text:p>72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577"/>
        <table:table-column table:style-name="co70" table:default-cell-style-name="ce1796"/>
        <table:table-column table:style-name="co71" table:default-cell-style-name="ce1577"/>
        <table:table-column table:style-name="co72" table:default-cell-style-name="ce1800"/>
        <table:table-column table:style-name="co14" table:default-cell-style-name="ce1577"/>
        <table:table-column table:style-name="co73" table:default-cell-style-name="ce1577"/>
        <table:table-column table:style-name="co74" table:default-cell-style-name="ce1577"/>
        <table:table-column table:style-name="co75" table:default-cell-style-name="ce1577"/>
        <table:table-column table:style-name="co76" table:default-cell-style-name="ce1577"/>
        <table:table-column table:style-name="co77" table:default-cell-style-name="ce1577"/>
        <table:table-column table:style-name="co78" table:default-cell-style-name="ce1577"/>
        <table:table-column table:style-name="co79" table:default-cell-style-name="ce1577"/>
        <table:table-column table:style-name="co80" table:default-cell-style-name="ce1577"/>
        <table:table-column table:style-name="co14" table:number-columns-repeated="16371" table:default-cell-style-name="ce1577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7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77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7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7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77"/>
        <table:table-column table:style-name="co85" table:default-cell-style-name="ce1577"/>
        <table:table-column table:style-name="co86" table:default-cell-style-name="ce1577"/>
        <table:table-column table:style-name="co87" table:default-cell-style-name="ce1577"/>
        <table:table-column table:style-name="co86" table:default-cell-style-name="ce1577"/>
        <table:table-column table:style-name="co39" table:default-cell-style-name="ce1577"/>
        <table:table-column table:style-name="co88" table:default-cell-style-name="ce1577"/>
        <table:table-column table:style-name="co89" table:default-cell-style-name="ce1577"/>
        <table:table-column table:style-name="co90" table:default-cell-style-name="ce1577"/>
        <table:table-column table:style-name="co91" table:default-cell-style-name="ce1577"/>
        <table:table-column table:style-name="co92" table:default-cell-style-name="ce1577"/>
        <table:table-column table:style-name="co93" table:default-cell-style-name="ce1577"/>
        <table:table-column table:style-name="co25" table:default-cell-style-name="ce1577"/>
        <table:table-column table:style-name="co94" table:default-cell-style-name="ce1577"/>
        <table:table-column table:style-name="co95" table:default-cell-style-name="ce1577"/>
        <table:table-column table:style-name="co96" table:default-cell-style-name="ce1577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7"/>
          <table:covered-table-cell table:style-name="ce1646"/>
          <table:covered-table-cell table:style-name="ce1655"/>
          <table:covered-table-cell table:style-name="ce1664"/>
          <table:covered-table-cell table:number-columns-repeated="6" table:style-name="ce1655"/>
          <table:covered-table-cell table:number-columns-repeated="3" table:style-name="ce1748"/>
          <table:covered-table-cell table:style-name="ce1655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7"/>
          <table:table-cell table:style-name="ce1646"/>
          <table:table-cell table:style-name="ce1655"/>
          <table:table-cell table:style-name="ce1664"/>
          <table:table-cell table:style-name="ce1655" table:number-columns-repeated="6"/>
          <table:table-cell table:style-name="ce1748" table:number-columns-repeated="3"/>
          <table:table-cell table:style-name="ce165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KP</text:p>
          </table:table-cell>
          <table:covered-table-cell table:style-name="ce162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Átfogó</text:p>
          </table:table-cell>
          <table:covered-table-cell table:style-name="ce1759"/>
          <table:table-cell table:style-name="ce1759" office:value-type="string" calcext:value-type="string" table:number-columns-spanned="2" table:number-rows-spanned="1">
            <text:p>Átlagos</text:p>
          </table:table-cell>
          <table:covered-table-cell table:style-name="ce1759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8" office:value-type="string" calcext:value-type="string">
            <text:p>Erőbónusz</text:p>
          </table:table-cell>
          <table:table-cell table:style-name="ce171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8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0"/>
          <table:table-cell table:number-columns-repeated="2"/>
          <table:table-cell table:style-name="ce162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>
            <text:p>Sebesség bónusz</text:p>
          </table:table-cell>
          <table:table-cell table:style-name="ce163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1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0" table:content-validation-name="val180" office:value-type="string" calcext:value-type="string">
            <text:p>Fok</text:p>
          </table:table-cell>
          <table:table-cell table:style-name="ce1630" table:content-validation-name="val180" office:value-type="string" calcext:value-type="string">
            <text:p>Bónusz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796"/>
          <table:table-cell table:style-name="ce644" table:number-columns-repeated="3"/>
          <table:table-cell table:style-name="ce1755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2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5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0" table:content-validation-name="val53" office:value-type="string" calcext:value-type="string">
            <text:p>Fegyver</text:p>
          </table:table-cell>
          <table:table-cell table:style-name="ce1630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2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2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2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2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1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3" table:content-validation-name="val53"/>
          <table:table-cell table:style-name="ce1653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3" table:content-validation-name="val53" office:value-type="string" calcext:value-type="string">
            <text:p>Szúró</text:p>
          </table:table-cell>
          <table:table-cell table:style-name="ce1653" table:content-validation-name="val53" office:value-type="string" calcext:value-type="string">
            <text:p>Vágó</text:p>
          </table:table-cell>
          <table:table-cell table:style-name="ce1653" table:content-validation-name="val53" office:value-type="string" calcext:value-type="string">
            <text:p>Zúzó</text:p>
          </table:table-cell>
          <table:table-cell table:style-name="ce1653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5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>
            <text:p>SFÉ</text:p>
          </table:table-cell>
          <table:table-cell table:style-name="ce1653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3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0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0"/>
          <table:table-cell table:style-name="ce1624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number-columns-repeated="8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5:Képzettséglista.A32" table:on-update-keep-styles="true" table:on-update-keep-size="false"/>
        <table:database-range table:name="kepzettseg_szekunder" table:target-range-address="Képzettséglista.C4:Képzettséglista.C28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6:01:53.094000000</dc:date>
    <meta:editing-cycles>564</meta:editing-cycles>
    <meta:editing-duration>P4DT53M31S</meta:editing-duration>
    <meta:document-statistic meta:table-count="11" meta:cell-count="322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